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7" style:family="graphic" style:parent-style-name="Object_20_with_20_no_20_fill_20_and_20_no_20_line">
      <style:graphic-properties draw:stroke="solid" draw:stroke-dash="Ultrafine_20_Dashed" svg:stroke-width="0.035cm" svg:stroke-color="#000000" draw:marker-start-width="0.252cm" draw:marker-end-width="0.252cm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0.992cm" svg:y1="0.809cm" svg:x2="-0.008cm" svg:y2="0.809cm" svg:d="M992 809h-1000" svg:viewBox="0 0 1001 1">
          <text:p/>
        </draw:connector>
        <draw:custom-shape draw:style-name="gr2" draw:text-style-name="P2" draw:layer="layout" svg:width="0.2cm" svg:height="0.2cm" svg:x="7.87cm" svg:y="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2" draw:id="id2" draw:layer="layout" svg:width="1.888cm" svg:height="1.36cm" svg:x="1cm" svg:y="0.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4" draw:text-style-name="P1" draw:layer="layout" svg:x1="3.682cm" svg:y1="0.82cm" svg:x2="2.888cm" svg:y2="0.82cm" draw:start-shape="id1" draw:end-shape="id2" draw:end-glue-point="1" svg:d="M3682 820h-794" svg:viewBox="0 0 795 1">
          <text:p/>
        </draw:connector>
        <draw:connector draw:style-name="gr4" draw:text-style-name="P1" draw:layer="layout" svg:x1="3.982cm" svg:y1="1.12cm" svg:x2="5.5cm" svg:y2="2.647cm" draw:start-shape="id1" draw:start-glue-point="8" draw:end-shape="id3" draw:end-glue-point="3" svg:d="M3982 1120v1527h1518" svg:viewBox="0 0 1519 1528">
          <text:p/>
        </draw:connector>
        <draw:custom-shape draw:style-name="gr5" draw:text-style-name="P3" xml:id="id1" draw:id="id1" draw:layer="layout" svg:width="0.6cm" svg:height="0.6cm" svg:x="3.682cm" svg:y="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14cm" svg:height="0.674cm" svg:x="3.352cm" svg:y="0.91cm">
          <draw:text-box>
            <text:p><text:span text:style-name="T1">-</text:span></text:p>
          </draw:text-box>
        </draw:frame>
        <draw:frame draw:style-name="gr3" draw:text-style-name="P1" xml:id="id3" draw:id="id3" draw:layer="layout" svg:width="1.939cm" svg:height="1.414cm" svg:x="5.5cm" svg:y="1.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0.714cm" svg:height="0.674cm" svg:x="3.152cm" svg:y="0.21cm">
          <draw:text-box>
            <text:p><text:span text:style-name="T1">+</text:span></text:p>
          </draw:text-box>
        </draw:frame>
        <draw:connector draw:style-name="gr4" draw:text-style-name="P1" draw:layer="layout" svg:x1="5.692cm" svg:y1="0.821cm" svg:x2="4.282cm" svg:y2="0.82cm" draw:start-shape="id4" draw:start-glue-point="3" draw:end-shape="id1" draw:end-glue-point="10" svg:d="M5692 821h-713v-1h-697" svg:viewBox="0 0 1411 2">
          <text:p/>
        </draw:connector>
        <draw:frame draw:style-name="gr3" draw:text-style-name="P1" xml:id="id5" draw:id="id5" draw:layer="layout" svg:width="1.964cm" svg:height="1.475cm" svg:x="8.5cm" svg:y="0.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xml:id="id4" draw:id="id4" draw:layer="layout" svg:width="1.6cm" svg:height="1.327cm" svg:x="5.692cm" svg:y="0.1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1" draw:layer="layout" draw:line-skew="0.404cm" svg:x1="8.5cm" svg:y1="0.817cm" svg:x2="7.292cm" svg:y2="0.821cm" draw:start-shape="id5" draw:end-shape="id4" draw:end-glue-point="1" svg:d="M8500 817h-200v4h-1008" svg:viewBox="0 0 1209 5">
          <text:p/>
        </draw:connector>
        <draw:connector draw:style-name="gr4" draw:text-style-name="P1" draw:layer="layout" svg:x1="7.439cm" svg:y1="2.647cm" svg:x2="7.292cm" svg:y2="0.821cm" draw:start-shape="id3" draw:start-glue-point="1" draw:end-shape="id4" svg:d="M7439 2647h535v-1826h-682" svg:viewBox="0 0 683 1827">
          <text:p/>
        </draw:connector>
        <draw:connector draw:style-name="gr1" draw:text-style-name="P1" draw:layer="layout" svg:x1="11.492cm" svg:y1="0.81cm" svg:x2="10.492cm" svg:y2="0.81cm" svg:d="M11492 810h-1000" svg:viewBox="0 0 1001 1">
          <text:p/>
        </draw:connector>
        <draw:frame draw:style-name="gr8" draw:text-style-name="P1" draw:layer="layout" svg:width="0.814cm" svg:height="0.424cm" svg:x="7.286cm" svg:y="0.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" draw:layer="layout" svg:width="0.831cm" svg:height="0.424cm" svg:x="10.486cm" svg:y="0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0.865cm" svg:height="0.424cm" svg:x="4.386cm" svg:y="0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" draw:layer="layout" svg:width="0.815cm" svg:height="0.424cm" svg:x="-0.013cm" svg:y="0.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.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9-01-27T22:37:49.731779342</dc:date>
    <meta:editing-duration>PT38M57S</meta:editing-duration>
    <meta:editing-cycles>18</meta:editing-cycles>
    <meta:generator>LibreOffice/6.1.4.2$Linux_X86_64 LibreOffice_project/1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frac>
      <mrow>
        <mn>1</mn>
        <mo stretchy="false">/</mo>
        <mi>β</mi>
      </mrow>
      <mrow>
        <mi>s</mi>
        <mrow>
          <mo fence="true" stretchy="true">(</mo>
          <mrow>
            <mrow>
              <mfrac>
                <mi>J</mi>
                <mi>β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row>
    </mfrac>
    <annotation encoding="StarMath 5.0">{ 1 / %beta } over {s left ({ {J} over {%beta} s+1 } right )}</annotation>
  </semantics>
</math>
</file>

<file path=Object 2/content.xml><?xml version="1.0" encoding="utf-8"?>
<math xmlns="http://www.w3.org/1998/Math/MathML" display="block">
  <semantics>
    <mrow>
      <mfrac>
        <mi>k</mi>
        <mi>R</mi>
      </mfrac>
      <mo stretchy="false">⋅</mo>
      <mfrac>
        <mn>1</mn>
        <mrow>
          <mo fence="true" stretchy="true">(</mo>
          <mrow>
            <mrow>
              <mfrac>
                <mi>L</mi>
                <mi>R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frac>
    </mrow>
    <annotation encoding="StarMath 5.0">{{k} over {R}}  cdot {{1} over { left ({L} over {R} s+1 right )}}</annotation>
  </semantics>
</math>
</file>

<file path=Object 3/content.xml><?xml version="1.0" encoding="utf-8"?>
<math xmlns="http://www.w3.org/1998/Math/MathML" display="block">
  <semantics>
    <mrow>
      <mfrac>
        <msup>
          <mi>k</mi>
          <mn>2</mn>
        </msup>
        <mi>R</mi>
      </mfrac>
      <mo stretchy="false">⋅</mo>
      <mfrac>
        <mn>1</mn>
        <mrow>
          <mo fence="true" stretchy="true">(</mo>
          <mrow>
            <mrow>
              <mfrac>
                <mi>L</mi>
                <mi>R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frac>
    </mrow>
    <annotation encoding="StarMath 5.0">{{k^2} over {R}}  cdot {{1} over { left ({L} over {R} s+1 right )}}</annotation>
  </semantics>
</math>
</file>

<file path=Object 4/content.xml><?xml version="1.0" encoding="utf-8"?>
<math xmlns="http://www.w3.org/1998/Math/MathML" display="block">
  <semantics>
    <mfrac>
      <mrow>
        <msub>
          <mi>k</mi>
          <mi>a</mi>
        </msub>
        <mo stretchy="false">+</mo>
        <msub>
          <mi mathvariant="italic">dk</mi>
          <mi>b</mi>
        </msub>
      </mrow>
      <mrow>
        <msub>
          <mi>β</mi>
          <mi>A</mi>
        </msub>
        <mrow>
          <mo fence="true" stretchy="true">(</mo>
          <mrow>
            <mrow>
              <mfrac>
                <msub>
                  <mi>J</mi>
                  <mi>A</mi>
                </msub>
                <msub>
                  <mi>β</mi>
                  <mi>A</mi>
                </msub>
              </mfrac>
              <mrow>
                <mi>s</mi>
                <mo stretchy="false">+</mo>
                <mn>1</mn>
              </mrow>
            </mrow>
          </mrow>
          <mo fence="true" stretchy="true">)</mo>
        </mrow>
      </mrow>
    </mfrac>
    <annotation encoding="StarMath 5.0">{k_a + dk_b} over {%beta_A left ( { {J_A} over {%beta_A} s+1} right )}</annotation>
  </semantics>
</math>
</file>

<file path=Object 5/content.xml><?xml version="1.0" encoding="utf-8"?>
<math xmlns="http://www.w3.org/1998/Math/MathML" display="block">
  <semantics>
    <mrow>
      <mi>δ</mi>
      <mrow>
        <mo fence="true" stretchy="false">(</mo>
        <mrow>
          <mi>t</mi>
        </mrow>
        <mo fence="true" stretchy="false">)</mo>
      </mrow>
    </mrow>
    <annotation encoding="StarMath 5.0">%delta (t)</annotation>
  </semantics>
</math>
</file>

<file path=Object 6/content.xml><?xml version="1.0" encoding="utf-8"?>
<math xmlns="http://www.w3.org/1998/Math/MathML" display="block">
  <semantics>
    <mrow>
      <mi>ϑ</mi>
      <mrow>
        <mo fence="true" stretchy="false">(</mo>
        <mrow>
          <mi>t</mi>
        </mrow>
        <mo fence="true" stretchy="false">)</mo>
      </mrow>
    </mrow>
    <annotation encoding="StarMath 5.0">%vartheta (t)</annotation>
  </semantics>
</math>
</file>

<file path=Object 7/content.xml><?xml version="1.0" encoding="utf-8"?>
<math xmlns="http://www.w3.org/1998/Math/MathML" display="block">
  <semantics>
    <mrow>
      <mi>T</mi>
      <mrow>
        <mo fence="true" stretchy="false">(</mo>
        <mrow>
          <mi>t</mi>
        </mrow>
        <mo fence="true" stretchy="false">)</mo>
      </mrow>
    </mrow>
    <annotation encoding="StarMath 5.0">T(t)</annotation>
  </semantics>
</math>
</file>

<file path=Object 8/content.xml><?xml version="1.0" encoding="utf-8"?>
<math xmlns="http://www.w3.org/1998/Math/MathML" display="block">
  <semantics>
    <mrow>
      <mi>v</mi>
      <mrow>
        <mo fence="true" stretchy="false">(</mo>
        <mrow>
          <mi>t</mi>
        </mrow>
        <mo fence="true" stretchy="false">)</mo>
      </mrow>
    </mrow>
    <annotation encoding="StarMath 5.0">v(t)</annotation>
  </semantics>
</math>
</file>